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0b024" officeooo:paragraph-rsid="0010b024"/>
    </style:style>
    <style:style style:name="P2" style:family="paragraph" style:parent-style-name="Standard">
      <style:text-properties style:font-name="Linux Libertine O" officeooo:rsid="0010b024" officeooo:paragraph-rsid="00288c3e"/>
    </style:style>
    <style:style style:name="P3" style:family="paragraph" style:parent-style-name="Standard">
      <style:text-properties style:font-name="Linux Libertine O" officeooo:rsid="0026eec3" officeooo:paragraph-rsid="0026eec3"/>
    </style:style>
    <style:style style:name="P4" style:family="paragraph" style:parent-style-name="Standard">
      <style:text-properties style:font-name="Linux Libertine O" officeooo:rsid="0026eec3" officeooo:paragraph-rsid="0026f024"/>
    </style:style>
    <style:style style:name="P5" style:family="paragraph" style:parent-style-name="Standard">
      <style:text-properties style:font-name="Linux Libertine O" officeooo:rsid="0026eec3" officeooo:paragraph-rsid="00288c3e"/>
    </style:style>
    <style:style style:name="P6" style:family="paragraph" style:parent-style-name="Standard">
      <style:text-properties style:font-name="Linux Libertine O" officeooo:rsid="0026f024" officeooo:paragraph-rsid="0026f024"/>
    </style:style>
    <style:style style:name="P7" style:family="paragraph" style:parent-style-name="Standard">
      <style:text-properties style:font-name="Linux Libertine O" officeooo:rsid="0029e3a4" officeooo:paragraph-rsid="0029e3a4"/>
    </style:style>
    <style:style style:name="P8" style:family="paragraph" style:parent-style-name="Standard">
      <style:text-properties style:font-name="Linux Libertine O" officeooo:rsid="002e861f" officeooo:paragraph-rsid="002e861f"/>
    </style:style>
    <style:style style:name="P9" style:family="paragraph" style:parent-style-name="Standard">
      <style:text-properties officeooo:paragraph-rsid="0026eec3"/>
    </style:style>
    <style:style style:name="P10" style:family="paragraph" style:parent-style-name="Standard">
      <style:text-properties officeooo:paragraph-rsid="0026f024"/>
    </style:style>
    <style:style style:name="P11" style:family="paragraph" style:parent-style-name="Heading">
      <style:text-properties style:font-name="Linux Libertine O"/>
    </style:style>
    <style:style style:name="P12" style:family="paragraph" style:parent-style-name="Heading">
      <style:text-properties style:font-name="Linux Libertine O" officeooo:paragraph-rsid="00288c3e"/>
    </style:style>
    <style:style style:name="P13" style:family="paragraph" style:parent-style-name="Heading_20_1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P14" style:family="paragraph" style:parent-style-name="Standard">
      <style:text-properties style:font-name="Linux Libertine O" officeooo:rsid="0029e3a4" officeooo:paragraph-rsid="003ca904"/>
    </style:style>
    <style:style style:name="P15" style:family="paragraph" style:parent-style-name="Standard">
      <style:text-properties style:font-name="Linux Libertine O" officeooo:rsid="0026eec3" officeooo:paragraph-rsid="0026eec3"/>
    </style:style>
    <style:style style:name="T1" style:family="text">
      <style:text-properties fo:color="#3465a4" fo:font-weight="bold" style:font-weight-asian="bold" style:font-weight-complex="bold"/>
    </style:style>
    <style:style style:name="T2" style:family="text">
      <style:text-properties fo:color="#3465a4" fo:font-weight="bold" officeooo:rsid="002375c3" style:font-weight-asian="bold" style:font-weight-complex="bold"/>
    </style:style>
    <style:style style:name="T3" style:family="text">
      <style:text-properties fo:color="#3465a4" fo:font-weight="bold" officeooo:rsid="0026eec3" style:font-weight-asian="bold" style:font-weight-complex="bold"/>
    </style:style>
    <style:style style:name="T4" style:family="text">
      <style:text-properties fo:color="#3465a4" fo:font-weight="bold" officeooo:rsid="0038f7bd" style:font-weight-asian="bold" style:font-weight-complex="bold"/>
    </style:style>
    <style:style style:name="T5" style:family="text">
      <style:text-properties fo:color="#3465a4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6" style:family="text">
      <style:text-properties fo:color="#3465a4" fo:font-size="14pt" fo:font-weight="bold" officeooo:rsid="0026f024" style:font-name-asian="Noto Sans CJK SC Regular" style:font-size-asian="14pt" style:font-weight-asian="bold" style:font-name-complex="FreeSans" style:font-size-complex="14pt" style:font-weight-complex="bold"/>
    </style:style>
    <style:style style:name="T7" style:family="text">
      <style:text-properties officeooo:rsid="0026eec3"/>
    </style:style>
    <style:style style:name="T8" style:family="text">
      <style:text-properties officeooo:rsid="0026f024"/>
    </style:style>
    <style:style style:name="T9" style:family="text">
      <style:text-properties officeooo:rsid="002c55b0"/>
    </style:style>
    <style:style style:name="T10" style:family="text">
      <style:text-properties officeooo:rsid="002e861f"/>
    </style:style>
    <style:style style:name="T11" style:family="text">
      <style:text-properties style:font-name="Linux Libertine O" officeooo:rsid="002e861f"/>
    </style:style>
    <style:style style:name="T12" style:family="text">
      <style:text-properties style:font-name="Linux Libertine O" officeooo:rsid="0026eec3"/>
    </style:style>
    <style:style style:name="T13" style:family="text">
      <style:text-properties style:font-name="Linux Libertine O" officeooo:rsid="0026f024"/>
    </style:style>
    <style:style style:name="T14" style:family="text">
      <style:text-properties officeooo:rsid="0030071b"/>
    </style:style>
    <style:style style:name="T15" style:family="text">
      <style:text-properties officeooo:rsid="0031eb9f"/>
    </style:style>
    <style:style style:name="T16" style:family="text">
      <style:text-properties officeooo:rsid="00370ee0"/>
    </style:style>
    <style:style style:name="T17" style:family="text">
      <style:text-properties officeooo:rsid="0038f7bd"/>
    </style:style>
    <style:style style:name="T18" style:family="text">
      <style:text-properties officeooo:rsid="003b31f3"/>
    </style:style>
    <style:style style:name="T19" style:family="text">
      <style:text-properties officeooo:rsid="003ca9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7">Cottage Pie</text:span> (<text:span text:style-name="T7">6</text:span> portions; <text:span text:style-name="T18">1h 45m</text:span>)</text:h>
      <text:p text:style-name="P14"><text:span text:style-name="T19">Good served with a side of kale.</text:span></text:p>
      <text:p text:style-name="P14">To make a veggie version, replace the mince with several cans of beans and some extra garlic.</text:p>
      <text:p text:style-name="P7">To make it gluten-free, use GF stock and <text:span text:style-name="T15">GF</text:span> gravy granules.</text:p>
      <text:p text:style-name="P7"/>
      <text:p text:style-name="P11"><text:span text:style-name="T5">For the </text:span><text:span text:style-name="T6">filling</text:span></text:p>
      <text:p text:style-name="P8">5 tbsp olive oil</text:p>
      <text:p text:style-name="P3">750g pork mince</text:p>
      <text:p text:style-name="P3">2 onions</text:p>
      <text:p text:style-name="P3">3 large garlic cloves</text:p>
      <text:p text:style-name="P3">4 large carrots <text:span text:style-name="T14">(slightly more if you levy a carrot tax)</text:span></text:p>
      <text:p text:style-name="P3">2 large leeks</text:p>
      <text:p text:style-name="P3">300g frozen peas</text:p>
      <text:p text:style-name="P3">1 tin black-eye beans</text:p>
      <text:p text:style-name="P3">1 tbsp tomato puree</text:p>
      <text:p text:style-name="P3">1 tbsp mustard</text:p>
      <text:p text:style-name="P3"><text:span text:style-name="T10">1 tsp </text:span>dried thyme</text:p>
      <text:p text:style-name="P3"><text:span text:style-name="T10">2 tsp </text:span>mixed herbs</text:p>
      <text:p text:style-name="P3">1 pot/cube beef stock</text:p>
      <text:p text:style-name="P3"/>
      <text:p text:style-name="P9"><text:span text:style-name="T11">4-5 rounded tbsp</text:span><text:span text:style-name="T12"> gravy granules</text:span></text:p>
      <text:p text:style-name="P6">100g grated cheese</text:p>
      <text:p text:style-name="P1"/>
      <text:p text:style-name="P1"/>
      <text:p text:style-name="P3">Chop up the onions &amp; garlic small. Chop the carrots &amp; slice the leeks. <text:span text:style-name="T9">Dra</text:span><text:span text:style-name="T10">i</text:span><text:span text:style-name="T9">n &amp; rinse the beans.</text:span></text:p>
      <text:p text:style-name="P3"/>
      <text:p text:style-name="P3"><text:span text:style-name="T10">Equip the overwhelmingly beloved wooden spoon. </text:span>Fry the mince in olive oil. Add the garlic &amp; onion and fry for 1 min.</text:p>
      <text:p text:style-name="P3"/>
      <text:p text:style-name="P3">Add everything else except the stock (<text:span text:style-name="T10">i.e. put in the </text:span>veg, beans, herbs etc.) and fry for a few minutes.</text:p>
      <text:p text:style-name="P3"/>
      <text:p text:style-name="P4">Add the stock &amp; 300ml of water. Boil for <text:span text:style-name="T10">4</text:span>0min, stirring periodically. <text:span text:style-name="T8">Add a bit of water if needed but don’t make it too liquidy otherwise the mash sinks in. (</text:span><text:span text:style-name="T10">Now is a good time to</text:span><text:span text:style-name="T8"> make the mash.)</text:span><text:line-break/></text:p>
      <text:p text:style-name="P6">Stir in some gravy granules till the sauce is thick. Transfer to the oven pot if needed.</text:p>
      <text:p text:style-name="P10"><text:span text:style-name="T13">Top with the mash </text:span><text:span text:style-name="T11">and cheese (it helps to make a raised mash edge to stop the cheese melting over the sides)</text:span><text:span text:style-name="T13"> and oven on Gas 8/9 for 2</text:span><text:span text:style-name="T11">5</text:span><text:span text:style-name="T13">min.</text:span></text:p>
      <text:p text:style-name="P6"/>
      <text:p text:style-name="P6"/>
      <text:p text:style-name="P12"><text:span text:style-name="T1">For </text:span><text:span text:style-name="T2">the </text:span><text:span text:style-name="T3">mash </text:span><text:span text:style-name="T4">(40 min)</text:span></text:p>
      <text:p text:style-name="P5"><text:span text:style-name="T10">1.8</text:span>kg maris piper potatoes</text:p>
      <text:p text:style-name="P5"><text:span text:style-name="T10">8 tbsp </text:span>olive oil</text:p>
      <text:p text:style-name="P5"><text:span text:style-name="T10">100ml </text:span>milk</text:p>
      <text:p text:style-name="P5"><text:span text:style-name="T10">1 flat tsp </text:span>salt</text:p>
      <text:p text:style-name="P2"/>
      <text:p text:style-name="P2"/>
      <text:p text:style-name="P5">Peel &amp; chop the potatoes into <text:span text:style-name="T17">1-2inch </text:span>chunks. Boil until soft <text:span text:style-name="T16">(takes 15-20min)</text:span>.<text:line-break/>Mash, adding milk, olive oil &amp; salt to taste <text:span text:style-name="T10">(amounts given are approximate)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9-25T17:29:29.799269408</dc:date>
    <meta:editing-duration>PT53M13S</meta:editing-duration>
    <meta:editing-cycles>34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296" meta:character-count="1519" meta:non-whitespace-character-count="1254"/>
  </office:meta>
</office:document-meta>
</file>